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6" style:family="paragraph" style:parent-style-name="Standard">
      <style:text-properties style:font-name="Century Gothic" fo:language="en" fo:country="US"/>
    </style:style>
    <style:style style:name="P7" style:family="paragraph" style:parent-style-name="Standard">
      <style:text-properties style:font-name="Century Gothic" fo:language="en" fo:country="US" fo:font-weight="bold" style:font-weight-asian="bold"/>
    </style:style>
    <style:style style:name="P8" style:family="paragraph" style:parent-style-name="Subtitle">
      <style:paragraph-properties fo:margin-left="0in" fo:margin-right="0in" fo:text-indent="0in" style:auto-text-indent="false"/>
    </style:style>
    <style:style style:name="P9" style:family="paragraph" style:parent-style-name="Standard" style:list-style-name="WW8Num12">
      <style:text-properties style:font-name="Century Gothic" fo:language="en" fo:country="US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language="en" fo:country="US"/>
    </style:style>
    <style:style style:name="T5" style:family="text">
      <style:text-properties style:font-name="Century Gothic1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8"><text:tab/>- Variabel<text:line-break/><text:tab/>- Tipe Data</text:p>
      <text:p text:style-name="P6"/>
      <text:p text:style-name="P6"/>
      <text:p text:style-name="P7">Objective :</text:p>
      <text:list xml:id="list1809791181" text:style-name="WW8Num12">
        <text:list-item>
          <text:p text:style-name="P9">Memahami Variabel</text:p>
        </text:list-item>
        <text:list-item>
          <text:p text:style-name="P9">Memahami Type data</text:p>
        </text:list-item>
      </text:list>
      <text:p text:style-name="P5"/>
      <text:p text:style-name="P2">Tugas praktikum :</text:p>
      <text:p text:style-name="P2"/>
      <text:p text:style-name="P1"><text:span text:style-name="T1">Praktikum Soal I.<text:line-break/><text:line-break/><text:tab/></text:span><text:span text:style-name="T2">1. Buatlah file Person.java.</text:span></text:p>
      <text:p text:style-name="P3"><text:tab/>2. Edit file Person.java dengan sintaks seperti ini :<text:line-break/><text:line-break/><text:tab/><text:tab/><text:span text:style-name="T3">public class Person{ </text:span></text:p>
      <text:p text:style-name="P10"><text:tab/><text:tab/><text:tab/>public static void main(String[] args){ </text:p>
      <text:p text:style-name="P10"><text:tab/> <text:s text:c="6"/><text:tab/><text:tab/><text:tab/>int value = 10; <text:s/></text:p>
      <text:p text:style-name="P10"><text:tab/> <text:s text:c="7"/><text:tab/><text:tab/><text:tab/>char x; <text:s/></text:p>
      <text:p text:style-name="P10"><text:tab/> <text:s text:c="7"/><text:tab/><text:tab/><text:tab/>x = 'A'; <text:s/></text:p>
      <text:p text:style-name="P10"><text:tab/> <text:s text:c="2"/></text:p>
      <text:p text:style-name="P10"><text:tab/> <text:s text:c="7"/><text:tab/><text:tab/><text:tab/>System.out.println(value); <text:s/></text:p>
      <text:p text:style-name="P10"><text:tab/> <text:s text:c="7"/><text:tab/><text:tab/><text:tab/>System.out.println("The value of x=" + x); </text:p>
      <text:p text:style-name="P10"><text:tab/><text:tab/><text:tab/>} </text:p>
      <text:p text:style-name="P3"><text:span text:style-name="T3"><text:tab/><text:tab/>}<text:line-break/><text:line-break/><text:tab/></text:span><text:span text:style-name="T5">3. Compile file </text:span>Person<text:span text:style-name="T5">.java menggunakan java compiler (javac) :<text:line-break/><text:line-break/><text:tab/><text:tab/></text:span><text:span text:style-name="T3">$ javac Person.java<text:line-break/><text:line-break/><text:tab/></text:span><text:span text:style-name="T5">4. Setelah kompilasi berhasil, running file Person.java menggunakan</text:span></text:p>
      <text:p text:style-name="P3"><text:span text:style-name="T5"><text:tab/> <text:s text:c="3"/>perintah seperti berikut :<text:line-break/><text:tab/><text:line-break/><text:tab/><text:tab/></text:span><text:span text:style-name="T4">$ java Person </text:span><text:line-break/><text:tab/><text:tab/></text:p>
      <text:p text:style-name="P4"><text:tab/>5. Setelah proses running berhasil, lihat hasil running, jika berhasil akan</text:p>
      <text:p text:style-name="P3"><text:span text:style-name="T6"><text:tab/> <text:s text:c="3"/>muncul tampilan seperti di bawah ini :<text:line-break/><text:line-break/><text:tab/><text:tab/></text:span><text:span text:style-name="T4">10 </text:span></text:p>
      <text:p text:style-name="P3"><text:span text:style-name="T4"><text:tab/><text:tab/>The value of x=A <text:line-break/></text:span><text:span text:style-name="T6"><text:line-break/><text:tab/>6. Setelah proses running tampil seperti di atas, beri penjelasan dari sintaks <text:tab/> <text:s text:c="3"/>pada file Person.java dengan hasil running file tersebut !<text:line-break/><text:line-break/></text:span></text:p>
      <text:p text:style-name="P3"><text:span text:style-name="T6"><text:tab/><text:tab/></text:span><text:line-break/></text:p>
      <text:p text:style-name="P2"><text:soft-page-break/>Praktikum Soal II.</text:p>
      <text:p text:style-name="P2"/>
      <text:p text:style-name="P2"><text:tab/><text:span text:style-name="T2">1. Buatlah file </text:span><text:span text:style-name="T7">Person</text:span><text:span text:style-name="T2">.java.</text:span></text:p>
      <text:p text:style-name="P3"><text:tab/>2. Edit file <text:span text:style-name="T6">Person</text:span>.java dengan sintaks seperti ini :<text:line-break/><text:line-break/><text:span text:style-name="T3">public class Person{ </text:span></text:p>
      <text:p text:style-name="P10"><text:tab/>private String nama; </text:p>
      <text:p text:style-name="P10"><text:tab/>public static void main(String[] args){ </text:p>
      <text:p text:style-name="P10"><text:tab/><text:tab/>Person test; </text:p>
      <text:p text:style-name="P10"><text:tab/><text:tab/>test = new Person(); </text:p>
      <text:p text:style-name="P10"><text:tab/><text:tab/>test.setNama("andi"); </text:p>
      <text:p text:style-name="P10"><text:tab/><text:tab/>byte b = 100; </text:p>
      <text:p text:style-name="P10"><text:tab/><text:tab/>short s = 100; </text:p>
      <text:p text:style-name="P10"/>
      <text:p text:style-name="P10"><text:tab/><text:tab/>Person belajarVariabel = test; </text:p>
      <text:p text:style-name="P10"><text:tab/><text:tab/>belajarVariabel.setNama("belajar variabel"); </text:p>
      <text:p text:style-name="P10"/>
      <text:p text:style-name="P10"><text:tab/><text:tab/>System.out.println(b + s); </text:p>
      <text:p text:style-name="P10"><text:tab/><text:tab/>System.out.println("nama : " + test.getNama() + " " + b); </text:p>
      <text:p text:style-name="P10"><text:tab/>} </text:p>
      <text:p text:style-name="P10"><text:tab/>public void setNama(String aNama){ </text:p>
      <text:p text:style-name="P10"><text:tab/><text:tab/>this.nama = aNama; </text:p>
      <text:p text:style-name="P10"><text:tab/>} </text:p>
      <text:p text:style-name="P10"><text:tab/>public String getNama(){ </text:p>
      <text:p text:style-name="P10"><text:tab/><text:tab/>return this.nama; </text:p>
      <text:p text:style-name="P10"><text:tab/>} </text:p>
      <text:p text:style-name="P3"><text:span text:style-name="T3"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3"><text:tab/> <text:s text:c="3"/>perintah seperti berikut :<text:line-break/><text:tab/><text:line-break/><text:tab/><text:tab/><text:span text:style-name="T4">$ java Person </text:span><text:line-break/><text:tab/><text:tab/></text:p>
      <text:p text:style-name="P4"><text:tab/>5. Setelah proses running berhasil, lihat hasil running, jika berhasil akan</text:p>
      <text:p text:style-name="P3"><text:span text:style-name="T6"><text:tab/> <text:s text:c="3"/>muncul tampilan seperti di bawah ini :<text:line-break/> <text:line-break/><text:tab/><text:tab/></text:span><text:span text:style-name="T4">200 </text:span></text:p>
      <text:p text:style-name="P3"><text:span text:style-name="T4"><text:tab/><text:tab/>nama : belajar variabel 100 <text:line-break/></text:span><text:span text:style-name="T6"><text:line-break/><text:tab/>6. Setelah proses running tampil seperti di atas, beri penjelasan dari sintaks <text:tab/> <text:s text:c="3"/>pada file Person.java dengan hasil running file tersebut !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2"><text:soft-page-break/><text:span text:style-name="T6">Praktikum Soal III.</text:span></text:p>
      <text:p text:style-name="P3"><text:span text:style-name="T6"/></text:p>
      <text:p text:style-name="P3"><text:span text:style-name="T6"><text:tab/>1. Buatlah file Person.java.</text:span></text:p>
      <text:p text:style-name="P3"><text:tab/>2. Edit file Person.java dengan sintaks seperti ini :<text:line-break/><text:line-break/><text:tab/><text:tab/><text:span text:style-name="T3">public class Person{</text:span></text:p>
      <text:p text:style-name="P3"><text:span text:style-name="T3"><text:tab/><text:tab/><text:tab/>public static void main(String[] args){ </text:span></text:p>
      <text:p text:style-name="P3"><text:span text:style-name="T3"><text:tab/> <text:s text:c="6"/><text:tab/><text:tab/>int ourfirstnumber = 10;</text:span></text:p>
      <text:p text:style-name="P3"><text:span text:style-name="T3"><text:tab/><text:tab/><text:tab/><text:tab/>double ourfirstdouble = 10;</text:span></text:p>
      <text:p text:style-name="P3"><text:span text:style-name="T3"/></text:p>
      <text:p text:style-name="P3"><text:span text:style-name="T3"><text:tab/> <text:s text:c="7"/><text:tab/><text:tab/>System.out.println(ourfirstnumber); <text:s/></text:span></text:p>
      <text:p text:style-name="P3"><text:span text:style-name="T3"><text:tab/> <text:s text:c="7"/><text:tab/><text:tab/>System.out.println(ourfirstdouble);</text:span></text:p>
      <text:p text:style-name="P3"><text:span text:style-name="T3"><text:tab/><text:tab/><text:tab/>}</text:span></text:p>
      <text:p text:style-name="P3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3"><text:tab/> <text:s text:c="3"/>perintah seperti berikut :<text:line-break/><text:tab/><text:line-break/><text:tab/><text:tab/><text:span text:style-name="T4">$ java Person </text:span><text:line-break/><text:tab/><text:tab/></text:p>
      <text:p text:style-name="P4"><text:tab/>5. Setelah proses running berhasil, lihat hasil running, jika berhasil akan</text:p>
      <text:p text:style-name="P3"><text:span text:style-name="T6"><text:tab/> <text:s text:c="3"/>muncul tampilan seperti di bawah ini :<text:line-break/><text:line-break/><text:tab/><text:tab/></text:span><text:span text:style-name="T4">10</text:span></text:p>
      <text:p text:style-name="P3"><text:span text:style-name="T4"><text:tab/><text:tab/>10.0 <text:line-break/></text:span><text:span text:style-name="T6"><text:line-break/><text:tab/>6. Setelah proses running tampil seperti di atas, beri penjelasan dari sintaks <text:tab/> <text:s text:c="3"/>pada file Person.java dengan hasil running file tersebut !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/>
      <text:p text:style-name="P2"><text:soft-page-break/><text:span text:style-name="T6">Praktikum Soal IV</text:span></text:p>
      <text:p text:style-name="P3"><text:span text:style-name="T6"/></text:p>
      <text:p text:style-name="P3"><text:span text:style-name="T6"><text:tab/>1. Buatlah file Person.java.</text:span></text:p>
      <text:p text:style-name="P3"><text:tab/>2. Edit file Person.java dengan sintaks seperti ini :<text:line-break/><text:line-break/><text:tab/><text:tab/><text:span text:style-name="T3">public class Person{</text:span></text:p>
      <text:p text:style-name="P3"><text:span text:style-name="T3"><text:tab/><text:tab/><text:tab/>public static void main(String[] args) {</text:span></text:p>
      <text:p text:style-name="P3"><text:span text:style-name="T3"><text:tab/><text:tab/><text:tab/><text:tab/>byte number1 = 12;</text:span></text:p>
      <text:p text:style-name="P3"><text:span text:style-name="T3"><text:tab/><text:tab/><text:tab/><text:tab/>short number2 = 100;</text:span></text:p>
      <text:p text:style-name="P3"><text:span text:style-name="T3"><text:tab/><text:tab/><text:tab/><text:tab/>int number3 = 1000;</text:span></text:p>
      <text:p text:style-name="P3"><text:span text:style-name="T3"><text:tab/><text:tab/><text:tab/><text:tab/>long number4 = 20001;</text:span></text:p>
      <text:p text:style-name="P3"><text:span text:style-name="T3"><text:tab/><text:tab/><text:tab/><text:tab/>float number5 = 120023.45f;</text:span></text:p>
      <text:p text:style-name="P3"><text:span text:style-name="T3"><text:tab/><text:tab/><text:tab/><text:tab/>double number6 = 123456;</text:span></text:p>
      <text:p text:style-name="P3"><text:span text:style-name="T3"><text:tab/><text:tab/><text:tab/><text:tab/>boolean value = true;</text:span></text:p>
      <text:p text:style-name="P3"><text:span text:style-name="T3"><text:tab/><text:tab/><text:tab/><text:tab/>char character = 'a';</text:span></text:p>
      <text:p text:style-name="P3"><text:span text:style-name="T3"/></text:p>
      <text:p text:style-name="P3"><text:span text:style-name="T3"><text:tab/><text:tab/><text:tab/><text:tab/>System.out.println(number1);</text:span></text:p>
      <text:p text:style-name="P3"><text:span text:style-name="T3"><text:tab/><text:tab/><text:tab/><text:tab/>System.out.println(number2);</text:span></text:p>
      <text:p text:style-name="P3"><text:span text:style-name="T3"><text:tab/><text:tab/><text:tab/><text:tab/>System.out.println(number3);</text:span></text:p>
      <text:p text:style-name="P3"><text:span text:style-name="T3"><text:tab/><text:tab/><text:tab/><text:tab/>System.out.println(number4);</text:span></text:p>
      <text:p text:style-name="P3"><text:span text:style-name="T3"><text:tab/><text:tab/><text:tab/><text:tab/>System.out.println(number5);</text:span></text:p>
      <text:p text:style-name="P3"><text:span text:style-name="T3"><text:tab/><text:tab/><text:tab/><text:tab/>System.out.println(number6);</text:span></text:p>
      <text:p text:style-name="P3"><text:span text:style-name="T3"><text:tab/><text:tab/><text:tab/><text:tab/>System.out.println(value);</text:span></text:p>
      <text:p text:style-name="P3"><text:span text:style-name="T3"><text:tab/><text:tab/><text:tab/><text:tab/>System.out.println(character);</text:span></text:p>
      <text:p text:style-name="P3"><text:span text:style-name="T3"><text:tab/><text:tab/><text:tab/>}</text:span></text:p>
      <text:p text:style-name="P3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3"><text:tab/> <text:s text:c="3"/>perintah seperti berikut :<text:line-break/><text:tab/><text:line-break/><text:tab/><text:tab/><text:span text:style-name="T4">$ java Person </text:span><text:line-break/><text:tab/><text:tab/></text:p>
      <text:p text:style-name="P4"><text:tab/>5. Setelah proses running berhasil, lihat hasil running, jika berhasil akan</text:p>
      <text:p text:style-name="P3"><text:span text:style-name="T6"><text:tab/> <text:s text:c="3"/>muncul tampilan seperti di bawah ini :<text:line-break/><text:line-break/><text:tab/><text:tab/></text:span><text:span text:style-name="T4">12</text:span></text:p>
      <text:p text:style-name="P3"><text:span text:style-name="T4"><text:tab/><text:tab/>100</text:span></text:p>
      <text:p text:style-name="P3"><text:span text:style-name="T4"><text:tab/><text:tab/>1000</text:span></text:p>
      <text:p text:style-name="P3"><text:span text:style-name="T4"><text:tab/><text:tab/>20001</text:span></text:p>
      <text:p text:style-name="P3"><text:span text:style-name="T4"><text:tab/><text:tab/>120023.45</text:span></text:p>
      <text:p text:style-name="P3"><text:span text:style-name="T4"><text:tab/><text:tab/>123456.0</text:span></text:p>
      <text:p text:style-name="P3"><text:span text:style-name="T4"><text:tab/><text:tab/>true</text:span></text:p>
      <text:p text:style-name="P3"><text:span text:style-name="T4"><text:tab/><text:tab/>a <text:line-break/></text:span></text:p>
      <text:p text:style-name="P3"><text:span text:style-name="T6"><text:line-break/></text:span><text:soft-page-break/><text:span text:style-name="T6"><text:tab/>6. Setelah proses running tampil seperti di atas, beri penjelasan dari sintaks <text:tab/> <text:s text:c="3"/>pada file Person.java dengan hasil running file tersebut !</text:span></text:p>
      <text:p text:style-name="P3"><text:span text:style-name="T6"/></text:p>
      <text:p text:style-name="P2"><text:span text:style-name="T6">Praktikum Soal V</text:span></text:p>
      <text:p text:style-name="P2"><text:span text:style-name="T6"/></text:p>
      <text:p text:style-name="P2"><text:span text:style-name="T6"><text:tab/></text:span><text:span text:style-name="T7">1. Buatlah file Person.java.</text:span></text:p>
      <text:p text:style-name="P3"><text:tab/>2. Edit file Person.java dengan sintaks seperti ini :<text:line-break/><text:line-break/><text:tab/><text:tab/><text:span text:style-name="T3">public class Person{</text:span></text:p>
      <text:p text:style-name="P3"><text:span text:style-name="T3"><text:tab/><text:tab/><text:tab/>public static void main(String[] args) {</text:span></text:p>
      <text:p text:style-name="P3"><text:span text:style-name="T3"><text:tab/><text:tab/><text:tab/><text:tab/>int a;</text:span></text:p>
      <text:p text:style-name="P3"><text:span text:style-name="T3"><text:tab/><text:tab/><text:tab/><text:tab/>a = 1000;</text:span></text:p>
      <text:p text:style-name="P3"><text:span text:style-name="T3"><text:tab/><text:tab/><text:tab/><text:tab/>int b = 1000;</text:span></text:p>
      <text:p text:style-name="P3"><text:span text:style-name="T3"></text:span></text:p>
      <text:p text:style-name="P3"><text:span text:style-name="T3"><text:tab/><text:tab/><text:tab/><text:tab/>System.out.println("a = " + a);</text:span></text:p>
      <text:p text:style-name="P3"><text:span text:style-name="T3"><text:tab/><text:tab/><text:tab/><text:tab/>System.out.println("b = " + b);</text:span></text:p>
      <text:p text:style-name="P3"><text:span text:style-name="T3"><text:tab/><text:tab/><text:tab/><text:tab/>System.out.println("a + b = " + (a + b));</text:span></text:p>
      <text:p text:style-name="P3"><text:span text:style-name="T3"><text:tab/><text:tab/><text:tab/>}</text:span></text:p>
      <text:p text:style-name="P3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3"><text:tab/> <text:s text:c="3"/>perintah seperti berikut :<text:line-break/><text:tab/><text:line-break/><text:tab/><text:tab/><text:span text:style-name="T4">$ java Person </text:span><text:line-break/><text:tab/><text:tab/></text:p>
      <text:p text:style-name="P4"><text:tab/>5. Setelah proses running berhasil, lihat hasil running, jika berhasil akan</text:p>
      <text:p text:style-name="P3"><text:span text:style-name="T6"><text:tab/> <text:s text:c="3"/>muncul tampilan seperti di bawah ini :<text:line-break/><text:line-break/><text:tab/><text:tab/></text:span><text:span text:style-name="T4">a = 1000</text:span></text:p>
      <text:p text:style-name="P3"><text:span text:style-name="T4"><text:tab/><text:tab/>b = 1000</text:span></text:p>
      <text:p text:style-name="P3"><text:span text:style-name="T4"><text:tab/><text:tab/>a + b = 2000 <text:line-break/></text:span><text:span text:style-name="T6"><text:line-break/><text:tab/>6. Setelah proses running tampil seperti di atas, beri penjelasan dari sintaks <text:tab/> <text:s text:c="3"/>pada file Person.java dengan hasil running file tersebut !</text:span></text:p>
      <text:p text:style-name="P2"><text:span text:style-name="T6"/></text:p>
      <text:p text:style-name="P2"><text:span text:style-name="T6"><text:tab/>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style:font-name="Century Gothic" fo:language="en" fo:country="US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5z0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5">
      <text:list-level-style-bullet text:level="1" text:style-name="WW8Num15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3T13:35:39</meta:creation-date>
    <dc:date>2011-09-25T21:05:51</dc:date>
    <dc:creator>izwan </dc:creator>
    <meta:editing-duration>PT04H53M25S</meta:editing-duration>
    <meta:editing-cycles>34</meta:editing-cycles>
    <meta:generator>OpenOffice.org/3.2$Linux OpenOffice.org_project/320m12$Build-9483</meta:generator>
    <meta:document-statistic meta:table-count="0" meta:image-count="0" meta:object-count="0" meta:page-count="6" meta:paragraph-count="114" meta:word-count="658" meta:character-count="4915"/>
  </office:meta>
</office:document-meta>
</file>